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9B00000089596462AE.eps" manifest:media-type=""/>
  <manifest:file-entry manifest:full-path="Pictures/20000001000007E300000849F5ED1475.svm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4§latex§\begin{table}&#10;\begin{tabular}{cc|c}&#10;X&amp;Y&amp;Z \\&#10;\hline&#10;0&amp;0&amp;0\\&#10;0&amp;1&amp;0\\&#10;1&amp;0&amp;0\\&#10;1&amp;1&amp;1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81cm" svg:height="2.793cm" svg:x="0.275cm" svg:y="0.268cm">
          <draw:image xlink:href="Pictures/200000020000019B00000089596462AE.eps" xlink:type="simple" xlink:show="embed" xlink:actuate="onLoad">
            <text:p/>
          </draw:image>
        </draw:frame>
        <draw:frame draw:style-name="gr2" draw:text-style-name="P2" xml:id="id1" draw:id="id1" draw:layer="layout" svg:width="1.48cm" svg:height="0.911cm" svg:x="3.059cm" svg:y="0.399cm">
          <draw:text-box>
            <text:p><text:span text:style-name="T1">مداخل</text:span></text:p>
          </draw:text-box>
        </draw:frame>
        <draw:frame draw:style-name="gr2" draw:text-style-name="P2" xml:id="id4" draw:id="id4" draw:layer="layout" svg:width="1.294cm" svg:height="0.911cm" svg:x="7.254cm" svg:y="0.4cm">
          <draw:text-box>
            <text:p><text:span text:style-name="T1">مخارج</text:span></text:p>
          </draw:text-box>
        </draw:frame>
        <draw:frame draw:style-name="gr3" draw:text-style-name="P1" draw:layer="layout" svg:width="2.464cm" svg:height="2.458cm" svg:x="0.311cm" svg:y="0.381cm">
          <draw:image xlink:href="Pictures/20000001000007E300000849F5ED1475.svm" xlink:type="simple" xlink:show="embed" xlink:actuate="onLoad">
            <text:p/>
          </draw:image>
        </draw:frame>
        <draw:frame draw:style-name="gr4" xml:id="id2" draw:id="id2" draw:layer="layout" svg:width="0.51cm" svg:height="0.469cm" svg:x="4.421cm" svg:y="1.37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xml:id="id3" draw:id="id3" draw:layer="layout" svg:width="0.438cm" svg:height="0.469cm" svg:x="4.55cm" svg:y="1.96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xml:id="id5" draw:id="id5" draw:layer="layout" svg:width="0.463cm" svg:height="0.469cm" svg:x="6.912cm" svg:y="1.65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onnector draw:style-name="gr5" draw:text-style-name="P1" draw:layer="layout" draw:type="curve" svg:x1="3.799cm" svg:y1="1.31cm" svg:x2="4.421cm" svg:y2="1.605cm" draw:start-shape="id1" draw:start-glue-point="2" draw:end-shape="id2" draw:end-glue-point="3" svg:d="m3799 1310c0 197 207 295 622 295">
          <text:p/>
        </draw:connector>
        <draw:connector draw:style-name="gr5" draw:text-style-name="P1" draw:layer="layout" draw:type="curve" svg:x1="3.799cm" svg:y1="1.31cm" svg:x2="4.55cm" svg:y2="2.199cm" draw:start-shape="id1" draw:start-glue-point="2" draw:end-shape="id3" draw:end-glue-point="3" svg:d="m3799 1310c0 593 250 889 751 889">
          <text:p/>
        </draw:connector>
        <draw:connector draw:style-name="gr5" draw:text-style-name="P1" draw:layer="layout" draw:type="curve" svg:x1="7.901cm" svg:y1="1.311cm" svg:x2="7.375cm" svg:y2="1.89cm" draw:start-shape="id4" draw:start-glue-point="2" draw:end-shape="id5" draw:end-glue-point="1" svg:d="m7901 1311c0 386-175 579-526 5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3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14T09:46:05</dc:date>
    <dc:creator>kkk </dc:creator>
    <meta:editing-duration>PT13H23M31S</meta:editing-duration>
    <meta:editing-cycles>55</meta:editing-cycles>
    <meta:generator>LibreOffice/3.3$Linux LibreOffice_project/330m19$Build-401</meta:generator>
    <meta:document-statistic meta:object-count="10"/>
  </office:meta>
</office:document-meta>
</file>

<file path=Object 1/content.xml><?xml version="1.0" encoding="utf-8"?>
<math xmlns="http://www.w3.org/1998/Math/MathML">
  <semantics>
    <mi>X</mi>
    <annotation encoding="StarMath 5.0">X</annotation>
  </semantics>
</math>
</file>

<file path=Object 2/content.xml><?xml version="1.0" encoding="utf-8"?>
<math xmlns="http://www.w3.org/1998/Math/MathML">
  <semantics>
    <mi>Y</mi>
    <annotation encoding="StarMath 5.0">Y</annotation>
  </semantics>
</math>
</file>

<file path=Object 3/content.xml><?xml version="1.0" encoding="utf-8"?>
<math xmlns="http://www.w3.org/1998/Math/MathML">
  <semantics>
    <mi>Z</mi>
    <annotation encoding="StarMath 5.0">Z</annotation>
  </semantics>
</math>
</file>